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Times New Roman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able_20_Heading">
      <style:text-properties style:font-name="Times New Roman"/>
    </style:style>
    <style:style style:name="P8" style:family="paragraph" style:parent-style-name="Table_20_Heading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............................................. <text:s text:c="12"/><text:tab/>Date: ….................... <text:s text:c="12"/>No: …......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....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C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32" office:value-type="string">
            <text:p text:style-name="P6">1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2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3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4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5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6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7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8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9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>10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2">
            <text:p text:style-name="P6">12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4">
            <text:p text:style-name="P6">14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3">
            <text:p text:style-name="P6">23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ext:soft-page-break/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6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03H08M06S</meta:editing-duration>
    <meta:editing-cycles>15</meta:editing-cycles>
    <meta:generator>LibreOffice/3.5$Linux_x86 LibreOffice_project/350m1$Build-2</meta:generator>
    <dc:date>2012-10-31T09:47:49</dc:date>
    <meta:print-date>2012-10-31T09:46:07</meta:print-date>
    <meta:document-statistic meta:table-count="1" meta:image-count="0" meta:object-count="0" meta:page-count="3" meta:paragraph-count="31" meta:word-count="46" meta:character-count="513" meta:non-whitespace-character-count="470"/>
    <meta:template xlink:type="simple" xlink:actuate="onRequest" xlink:title="BalsaDefault" xlink:href="../../../../media/.config/libreoffice/3/user/template/BalsaDefault.ott" meta:date="2012-10-27T15:38:13"/>
  </office:meta>
</office:document-meta>
</file>